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00" draw:textarea-horizontal-align="justify" draw:textarea-vertical-align="middle" draw:auto-grow-height="false" fo:min-height="1.3cm" fo:min-width="1.4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399cm" fo:min-width="2.301cm"/>
    </style:style>
    <style:style style:name="gr3" style:family="graphic" style:parent-style-name="standard">
      <style:graphic-properties draw:fill-color="#00cc33" draw:textarea-horizontal-align="justify" draw:textarea-vertical-align="middle" draw:auto-grow-height="false" fo:min-height="1.306cm" fo:min-width="3.10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5cm" fo:min-width="4.8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85cm" fo:min-width="3.6cm"/>
    </style:style>
    <style:style style:name="gr8" style:family="graphic" style:parent-style-name="standard">
      <style:graphic-properties draw:textarea-horizontal-align="justify" draw:textarea-vertical-align="middle" draw:auto-grow-height="false" fo:min-height="2.85cm" fo:min-width="3.6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1.306cm" fo:min-width="3.108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00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cc33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9cm" svg:height="3.1cm" svg:x="10.1cm" svg:y="5.8cm">
          <text:p text:style-name="P1">Already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2.8cm" svg:height="3cm" svg:x="1.7cm" svg:y="2.1cm">
          <text:p text:style-name="P1">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1" draw:id="id1" draw:layer="layout" svg:width="5.1cm" svg:height="2.2cm" svg:x="9.5cm" svg:y="2.1cm">
          <text:p text:style-name="P1">Load 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05cm" svg:y1="4.3cm" svg:x2="12.05cm" svg:y2="5.8cm" draw:start-shape="id1" draw:start-glue-point="8" draw:end-shape="id2" draw:end-glue-point="4" svg:d="M12050 4300v1500" svg:viewBox="0 0 1 1501">
          <text:p/>
        </draw:connector>
        <draw:custom-shape draw:style-name="gr5" draw:text-style-name="P5" xml:id="id3" draw:id="id3" draw:layer="layout" svg:width="5.3cm" svg:height="2.4cm" svg:x="15cm" svg:y="10cm">
          <text:p text:style-name="P1">Do nothing. </text:p>
          <text:p text:style-name="P1">Default settings </text:p>
          <text:p text:style-name="P1">Already loaded.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cm" svg:y1="7.35cm" svg:x2="17.65cm" svg:y2="10cm" draw:start-shape="id2" draw:start-glue-point="7" draw:end-shape="id3" draw:end-glue-point="0" svg:d="M14000 7350h3650v2650" svg:viewBox="0 0 3651 2651">
          <text:p text:style-name="P1">No</text:p>
        </draw:connector>
        <draw:connector draw:style-name="gr4" draw:text-style-name="P1" draw:layer="layout" svg:x1="17.65cm" svg:y1="12.4cm" svg:x2="14.6cm" svg:y2="22.1cm" draw:start-shape="id3" draw:start-glue-point="2" draw:end-shape="id4" draw:end-glue-point="10" svg:d="M17650 12400v9700h-3050" svg:viewBox="0 0 3051 9701">
          <text:p/>
        </draw:connector>
        <draw:custom-shape draw:style-name="gr7" draw:text-style-name="P1" xml:id="id6" draw:id="id6" draw:layer="measurelines" svg:width="4.1cm" svg:height="2.1cm" svg:x="4.9cm" svg:y="13cm">
          <text:p text:style-name="P1">Load file into</text:p>
          <text:p text:style-name="P1">XML handler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measurelines" svg:width="4.1cm" svg:height="2.1cm" svg:x="4.9cm" svg:y="10.1cm">
          <text:p text:style-name="P1">Clear local </text:p>
          <text:p text:style-name="P1">XML handler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measurelines" svg:width="4.1cm" svg:height="3.1cm" svg:x="4.9cm" svg:y="16.1cm">
          <text:p text:style-name="P1">Copy settings</text:p>
          <text:p text:style-name="P1">from handler</text:p>
          <text:p text:style-name="P1">to actual</text:p>
          <text:p text:style-name="P1">App params.</text:p>
          <draw:enhanced-geometry svg:viewBox="0 0 21600 21600" draw:type="rectangle" draw:enhanced-path="M 0 0 L 21600 0 21600 21600 0 21600 0 0 Z N"/>
        </draw:custom-shape>
        <draw:custom-shape draw:style-name="gr9" draw:text-style-name="P6" xml:id="id4" draw:id="id4" draw:layer="measurelines" svg:width="5.1cm" svg:height="2.2cm" svg:x="9.5cm" svg:y="2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measurelines" svg:x1="10.1cm" svg:y1="7.35cm" svg:x2="6.95cm" svg:y2="10.1cm" draw:start-shape="id2" draw:start-glue-point="5" draw:end-shape="id5" draw:end-glue-point="0" svg:d="M10100 7350h-3150v2750" svg:viewBox="0 0 3151 2751">
          <text:p text:style-name="P1">Yes</text:p>
        </draw:connector>
        <draw:connector draw:style-name="gr4" draw:text-style-name="P1" draw:layer="measurelines" svg:x1="6.95cm" svg:y1="12.2cm" svg:x2="6.95cm" svg:y2="13cm" draw:start-shape="id5" draw:start-glue-point="2" draw:end-shape="id6" svg:d="M6950 12200v800" svg:viewBox="0 0 1 801">
          <text:p/>
        </draw:connector>
        <draw:connector draw:style-name="gr4" draw:text-style-name="P1" draw:layer="measurelines" svg:x1="6.95cm" svg:y1="15.1cm" svg:x2="6.95cm" svg:y2="16.1cm" draw:start-shape="id6" draw:start-glue-point="2" draw:end-shape="id7" svg:d="M6950 15100v1000" svg:viewBox="0 0 1 1001">
          <text:p/>
        </draw:connector>
        <draw:connector draw:style-name="gr4" draw:text-style-name="P1" draw:layer="measurelines" svg:x1="6.95cm" svg:y1="19.2cm" svg:x2="9.5cm" svg:y2="22.1cm" draw:start-shape="id7" draw:start-glue-point="2" draw:end-shape="id4" draw:end-glue-point="6" svg:d="M6950 19200v2900h2550" svg:viewBox="0 0 2551 2901">
          <text:p/>
        </draw:connector>
        <draw:path draw:style-name="gr10" draw:text-style-name="P7" draw:layer="measurelines" svg:width="8.031cm" svg:height="2.44cm" draw:transform="rotate (2.04325695530976) translate (4.48138884721143cm 13.9628311108557cm)" svg:viewBox="0 0 8032 2441" svg:d="M0 358c192-1474 8032 2083 8032 208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 </meta:initial-creator>
    <meta:creation-date>2017-09-21T09:01:23.159705567</meta:creation-date>
    <dc:date>2017-09-21T09:13:23.898222110</dc:date>
    <dc:creator>nicola </dc:creator>
    <meta:editing-duration>PT1M45S</meta:editing-duration>
    <meta:editing-cycles>1</meta:editing-cycles>
    <meta:document-statistic meta:object-count="16"/>
    <meta:generator>LibreOffice/5.1.6.2$Linux_X86_64 LibreOffice_project/07ac168c60a517dba0f0d7bc7540f5afa45f0909</meta:generator>
  </office:meta>
</office:document-meta>
</file>